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D000001A7740F269D405038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Pontas_20_das_20_setas_20_1" draw:marker-end-width="0.3cm" draw:fill="none" draw:fill-color="#ffff00" draw:textarea-vertical-align="middle"/>
    </style:style>
    <style:style style:name="gr3" style:family="graphic" style:parent-style-name="standard">
      <style:graphic-properties draw:marker-start="Circle" draw:marker-start-width="0.3cm" draw:marker-end="Pontas_20_das_20_seta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color="#55215b" draw:marker-start="Circle" draw:marker-start-width="0.3cm" draw:marker-end="Pontas_20_das_20_setas_20_2" draw:marker-end-width="0.3cm" draw:textarea-vertical-align="middle"/>
    </style:style>
    <style:style style:name="gr6" style:family="graphic" style:parent-style-name="standard">
      <style:graphic-properties svg:stroke-color="#808080" draw:fill-color="#666666" draw:textarea-horizontal-align="justify" draw:textarea-vertical-align="middle" draw:auto-grow-height="false" fo:min-height="3.269cm" fo:min-width="5.12cm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3.466cm" svg:height="11.191cm" svg:x="7.246cm" svg:y="2.248cm">
          <draw:image xlink:href="Pictures/10000001000001FD000001A7740F269D4050389A.png" xlink:type="simple" xlink:show="embed" xlink:actuate="onLoad" draw:mime-type="image/png">
            <text:p/>
          </draw:image>
        </draw:frame>
        <draw:line draw:style-name="gr2" draw:text-style-name="P2" draw:layer="layout" svg:x1="8.5cm" svg:y1="7.9cm" svg:x2="19.5cm" svg:y2="7.9cm">
          <text:p/>
        </draw:line>
        <draw:line draw:style-name="gr3" draw:text-style-name="P1" draw:layer="layout" svg:x1="8.5cm" svg:y1="12cm" svg:x2="19.5cm" svg:y2="3.5cm">
          <text:p/>
        </draw:line>
        <draw:frame draw:style-name="gr4" draw:text-style-name="P3" draw:layer="layout" svg:width="7.155cm" svg:height="1.673cm" svg:x="20cm" svg:y="4.827cm">
          <draw:text-box>
            <text:p text:style-name="P1">Abaixo da diagonal secundária</text:p>
          </draw:text-box>
        </draw:frame>
        <draw:frame draw:style-name="gr4" draw:text-style-name="P3" draw:layer="layout" svg:width="7.155cm" svg:height="1.673cm" svg:x="19.845cm" svg:y="8.5cm">
          <draw:text-box>
            <text:p text:style-name="P1">Acima da diagonal principal</text:p>
          </draw:text-box>
        </draw:frame>
        <draw:line draw:style-name="gr5" draw:text-style-name="P1" draw:layer="layout" svg:x1="8.5cm" svg:y1="3.5cm" svg:x2="20cm" svg:y2="12.4cm">
          <text:p/>
        </draw:line>
        <draw:custom-shape draw:style-name="gr6" draw:text-style-name="P4" draw:layer="layout" svg:width="6cm" svg:height="3.899cm" draw:transform="skewX (-0.027401669256311) translate (-0.107cm 0.1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1T11:03:38.488032356</meta:creation-date>
    <dc:date>2023-03-01T11:19:13.941276413</dc:date>
    <meta:editing-duration>PT15M36S</meta:editing-duration>
    <meta:editing-cycles>2</meta:editing-cycles>
    <meta:generator>LibreOffice/7.3.7.2$Linux_X86_64 LibreOffice_project/30$Build-2</meta:generator>
    <meta:document-statistic meta:object-count="30"/>
  </office:meta>
</office:document-meta>
</file>